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ource Code Pro" svg:font-family="'Source Code Pro', Helvetica, 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e52e1" style:font-size-asian="12pt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2e52e1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paragraph-rsid="002e52e1" style:font-size-asian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e52e1" style:font-size-asian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35b62c" officeooo:paragraph-rsid="0035b62c" style:font-size-asian="12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360cff" officeooo:paragraph-rsid="00360cff" style:font-size-asian="12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37dca2" officeooo:paragraph-rsid="0037dca2" style:font-size-asian="12pt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39d756" officeooo:paragraph-rsid="0039d756" style:font-size-asian="12pt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style:font-name="Liberation Serif" fo:font-size="12pt" officeooo:rsid="0039d756" officeooo:paragraph-rsid="0039d756" style:font-size-asian="12pt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2pt" officeooo:rsid="0039d756" officeooo:paragraph-rsid="0039d756" style:font-size-asian="12pt"/>
    </style:style>
    <style:style style:name="T1" style:family="text">
      <style:text-properties fo:color="#000000" fo:font-size="12pt" style:font-size-asian="12pt"/>
    </style:style>
    <style:style style:name="T2" style:family="text">
      <style:text-properties fo:color="#000000" fo:font-size="12pt" officeooo:rsid="002f8d91" style:font-size-asian="12pt"/>
    </style:style>
    <style:style style:name="T3" style:family="text">
      <style:text-properties fo:color="#000000" fo:font-size="12pt" officeooo:rsid="0033f161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omework Daily Week </text:span><text:span text:style-name="T2">4</text:span><text:span text:style-name="T1"> - Day </text:span><text:span text:style-name="T3">3</text:span></text:p>
      <text:p text:style-name="P1"/>
      <text:list xml:id="list2227843346" text:style-name="L1">
        <text:list-item>
          <text:p text:style-name="P3">What is firebase? </text:p>
          <text:list>
            <text:list-item>
              <text:p text:style-name="P3">Firebase is a toolset to “build, improve, and grow your app”, and the tools it gives you cover a large portion of the services that developers would normally have to build themselves, but don’t really want to build, because they’d rather be focusing on the app experience itself.</text:p>
              <text:p text:style-name="P3"/>
            </text:list-item>
          </text:list>
        </text:list-item>
        <text:list-item>
          <text:p text:style-name="P3">What is a real time database?</text:p>
          <text:list>
            <text:list-item>
              <text:p text:style-name="P3">A real-time database is a database system which uses real-time processing to handle workloads whose state is constantly changing. </text:p>
              <text:p text:style-name="P3"/>
            </text:list-item>
          </text:list>
        </text:list-item>
        <text:list-item>
          <text:p text:style-name="P3">How do you add firebase to you project?</text:p>
          <text:list>
            <text:list-item>
              <text:list>
                <text:list-item>
                  <text:p text:style-name="P3"><text:s/>create project in the firebase console</text:p>
                </text:list-item>
                <text:list-item>
                  <text:p text:style-name="P3">add this project to the android app</text:p>
                </text:list-item>
                <text:list-item>
                  <text:p text:style-name="P3">Enter the SHA1 of your signing keystore. </text:p>
                  <text:list>
                    <text:list-item>
                      <text:p text:style-name="P3">keytool -alias androiddebugkey -keystore ~/.android/debug.keystore -list -v -storepass android</text:p>
                    </text:list-item>
                  </text:list>
                </text:list-item>
                <text:list-item>
                  <text:p text:style-name="P3">download the google-services.json file and place it in the root directory of the android app</text:p>
                </text:list-item>
                <text:list-item>
                  <text:p text:style-name="P5">add the dependencies in your projects</text:p>
                </text:list-item>
                <text:list-item>
                  <text:p text:style-name="P5">sync</text:p>
                  <text:p text:style-name="P5"/>
                </text:list-item>
              </text:list>
            </text:list-item>
          </text:list>
        </text:list-item>
        <text:list-item>
          <text:p text:style-name="P3">Where is the meta data(app id, project id) about your firebase project stored in the app?</text:p>
          <text:list>
            <text:list-item>
              <text:p text:style-name="P6">Gradle build</text:p>
              <text:p text:style-name="P6"/>
            </text:list-item>
          </text:list>
        </text:list-item>
        <text:list-item>
          <text:p text:style-name="P3">How do you change rules in firebase to read/write to the database?</text:p>
          <text:list>
            <text:list-item>
              <text:p text:style-name="P3">Simply choose your project, click on the Database section on the left, and then select the Rules tab</text:p>
              <text:p text:style-name="P3"/>
            </text:list-item>
          </text:list>
        </text:list-item>
        <text:list-item>
          <text:p text:style-name="P3">How is the data formatted in firebase?</text:p>
          <text:list>
            <text:list-item>
              <text:p text:style-name="P7">JSON</text:p>
              <text:p text:style-name="P7"/>
            </text:list-item>
          </text:list>
        </text:list-item>
        <text:list-item>
          <text:p text:style-name="P3">How do you save a value to the database?</text:p>
          <text:list>
            <text:list-item>
              <text:p text:style-name="P7">Call Push( )</text:p>
              <text:p text:style-name="P7"/>
            </text:list-item>
          </text:list>
        </text:list-item>
        <text:list-item>
          <text:p text:style-name="P3">How do you save an object to the database?</text:p>
          <text:list>
            <text:list-item>
              <text:p text:style-name="P7">Call Push( )</text:p>
              <text:p text:style-name="P7"/>
            </text:list-item>
          </text:list>
        </text:list-item>
        <text:list-item>
          <text:p text:style-name="P3">What happens if you set a new value to the save FirebaseReference?</text:p>
          <text:list>
            <text:list-item>
              <text:p text:style-name="P7">It will be added to your application</text:p>
              <text:p text:style-name="P7"/>
            </text:list-item>
          </text:list>
        </text:list-item>
        <text:list-item>
          <text:p text:style-name="P3">How can you autocreate a key for pushing objects/values to the reference in firebase?</text:p>
          <text:list>
            <text:list-item>
              <text:p text:style-name="P3">Calling push() will generate a key for you.</text:p>
              <text:p text:style-name="P3"/>
            </text:list-item>
          </text:list>
        </text:list-item>
        <text:list-item>
          <text:p text:style-name="P3">How can you add a child to a firebase reference?</text:p>
          <text:list>
            <text:list-item>
              <text:p text:style-name="P3">By combining the push() and child() methods</text:p>
            </text:list-item>
          </text:list>
        </text:list-item>
      </text:list>
      <text:p text:style-name="P1"/>
      <text:p text:style-name="P1"/>
      <text:list xml:id="list103346388777337" text:continue-numbering="true" text:style-name="L1">
        <text:list-item>
          <text:p text:style-name="P3"><text:soft-page-break/>How to add authentication to firebase?</text:p>
          <text:list>
            <text:list-item>
              <text:p text:style-name="P8">Under Authentication tab, Sign-in method.</text:p>
            </text:list-item>
          </text:list>
        </text:list-item>
        <text:list-item>
          <text:p text:style-name="P3">How to enable a user to create an account using Firebase authentication?</text:p>
        </text:list-item>
      </text:list>
      <text:list xml:id="list4262815981" text:style-name="L2">
        <text:list-item>
          <text:list>
            <text:list-item>
              <text:p text:style-name="P9">Under Authentication tab, Sign-in method.</text:p>
            </text:list-item>
          </text:list>
        </text:list-item>
      </text:list>
      <text:list xml:id="list103344898937360" text:continue-list="list103346388777337" text:style-name="L1">
        <text:list-item>
          <text:p text:style-name="P3">Do you need to enable for other social media sign in as well in the console?</text:p>
        </text:list-item>
      </text:list>
      <text:list xml:id="list605378741" text:style-name="L3">
        <text:list-item>
          <text:list>
            <text:list-item>
              <text:p text:style-name="P10">Under Authentication tab, Sign-in metho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ource Code Pro" svg:font-family="'Source Code Pro', Helvetica, 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45:01.185917046</meta:creation-date>
    <dc:date>2019-10-25T10:33:44.201522402</dc:date>
    <meta:editing-duration>P3DT22S</meta:editing-duration>
    <meta:editing-cycles>11</meta:editing-cycles>
    <meta:generator>LibreOffice/6.0.5.2$MacOSX_X86_64 LibreOffice_project/54c8cbb85f300ac59db32fe8a675ff7683cd5a16</meta:generator>
    <meta:document-statistic meta:table-count="0" meta:image-count="0" meta:object-count="0" meta:page-count="2" meta:paragraph-count="44" meta:word-count="372" meta:character-count="1980" meta:non-whitespace-character-count="1682"/>
  </office:meta>
</office:document-meta>
</file>